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adugi" svg:font-family="Gadugi"/>
    <style:font-face style:name="Lucida Sans1" svg:font-family="'Lucida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B" style:family="table-column">
      <style:table-column-properties style:column-width="5.667cm" style:rel-column-width="21844*"/>
    </style:style>
    <style:style style:name="Tableau1.C" style:family="table-column">
      <style:table-column-properties style:column-width="5.667cm" style:rel-column-width="21846*"/>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color="#000000" style:text-line-through-style="none" style:text-line-through-type="none" fo:font-size="12pt" fo:language="fr" fo:country="FR" fo:font-style="normal" style:text-underline-style="none" fo:font-weight="normal" officeooo:rsid="00421f91" officeooo:paragraph-rsid="00421f91" style:font-size-asian="10.5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42c383" officeooo:paragraph-rsid="0042c383"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4344af" officeooo:paragraph-rsid="004344af"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4344af" officeooo:paragraph-rsid="00443006"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443006" officeooo:paragraph-rsid="00443006"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45aed3" officeooo:paragraph-rsid="0045aed3"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4bb547" officeooo:paragraph-rsid="004bb547"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4be3c2" officeooo:paragraph-rsid="004be3c2"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513bc1" officeooo:paragraph-rsid="0052a662"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513bc1" officeooo:paragraph-rsid="00549c10"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549c10" officeooo:paragraph-rsid="00549c10"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5625a4" officeooo:paragraph-rsid="005625a4"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color="#000000" style:text-line-through-style="none" style:text-line-through-type="none" style:text-position="0% 100%" fo:font-size="12pt" fo:language="fr" fo:country="FR" fo:font-style="normal" style:text-underline-style="none" fo:font-weight="normal" officeooo:rsid="005ab6b9" officeooo:paragraph-rsid="005ab6b9"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color="#000000" style:text-line-through-style="none" style:text-line-through-type="none" style:text-position="0% 100%" fo:font-size="12pt" fo:language="fr" fo:country="FR" fo:font-style="normal" style:text-underline-style="none" fo:font-weight="normal" officeooo:rsid="005c2f1d" officeooo:paragraph-rsid="005c2f1d"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color="#000000" style:text-line-through-style="none" style:text-line-through-type="none" style:text-position="0% 100%" fo:font-size="12pt" fo:language="fr" fo:country="FR" fo:font-style="normal" style:text-underline-style="none" fo:font-weight="normal" officeooo:rsid="005d2226" officeooo:paragraph-rsid="005d2226"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color="#000000" style:text-line-through-style="none" style:text-line-through-type="none" style:text-position="0% 100%" fo:font-size="12pt" fo:language="fr" fo:country="FR" fo:font-style="normal" style:text-underline-style="none" fo:font-weight="normal" officeooo:rsid="005f0d80" officeooo:paragraph-rsid="005f0d80"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color="#000000" style:text-line-through-style="none" style:text-line-through-type="none" style:text-position="0% 100%" fo:font-size="12pt" fo:language="fr" fo:country="FR" fo:font-style="normal" style:text-underline-style="none" fo:font-weight="normal" officeooo:rsid="005f4714" officeooo:paragraph-rsid="005f4714"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color="#000000" style:text-line-through-style="none" style:text-line-through-type="none" style:text-position="0% 100%" fo:font-size="12pt" fo:language="fr" fo:country="FR" fo:font-style="normal" style:text-underline-style="none" fo:font-weight="normal" officeooo:rsid="0060f0f0" officeooo:paragraph-rsid="0060f0f0"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color="#000000" style:text-line-through-style="none" style:text-line-through-type="none" style:text-position="0% 100%" fo:font-size="12pt" fo:language="fr" fo:country="FR" fo:font-style="normal" style:text-underline-style="none" fo:font-weight="normal" officeooo:rsid="00620f7d" officeooo:paragraph-rsid="00620f7d"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color="#c9211e" style:text-line-through-style="none" style:text-line-through-type="none" fo:font-size="12pt" fo:language="fr" fo:country="FR" fo:font-style="italic" style:text-underline-style="solid" style:text-underline-width="auto" style:text-underline-color="font-color" fo:font-weight="bold" officeooo:rsid="004344af" officeooo:paragraph-rsid="004344af" style:font-size-asian="10.5pt" style:font-style-asian="italic" style:font-weight-asian="bold" style:font-size-complex="12pt" style:font-style-complex="italic" style:font-weight-complex="bold"/>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be3c2" officeooo:paragraph-rsid="004be3c2"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dbdf4" officeooo:paragraph-rsid="004dbdf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549c10" officeooo:paragraph-rsid="00549c1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513bc1" officeooo:paragraph-rsid="00549c10"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color="#000000" style:text-line-through-style="none" style:text-line-through-type="none" fo:font-size="12pt" fo:language="fr" fo:country="FR" fo:font-style="normal" style:text-underline-style="none" fo:font-weight="normal" officeooo:rsid="00640d26" officeooo:paragraph-rsid="00640d26"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color="#000000" style:text-line-through-style="none" style:text-line-through-type="none" style:text-position="super 58%" fo:font-size="12pt" fo:language="fr" fo:country="FR" fo:font-style="normal" style:text-underline-style="none" fo:font-weight="normal" officeooo:rsid="0057e24b" officeooo:paragraph-rsid="005625a4" style:font-size-asian="10.5pt" style:font-style-asian="normal" style:font-weight-asian="normal" style:font-size-complex="12pt" style:font-style-complex="normal" style:font-weight-complex="normal"/>
    </style:style>
    <style:style style:name="P28" style:family="paragraph">
      <style:paragraph-properties fo:text-align="center"/>
    </style:style>
    <style:style style:name="P29" style:family="paragraph">
      <loext:graphic-properties draw:fill="none" draw:fill-color="#ffffff"/>
      <style:paragraph-properties style:writing-mode="lr-tb"/>
    </style:style>
    <style:style style:name="P30" style:family="paragraph">
      <loext:graphic-properties draw:fill="none" draw:fill-color="#ffffff"/>
      <style:paragraph-properties style:writing-mode="lr-tb"/>
      <style:text-properties fo:font-size="12pt"/>
    </style:style>
    <style:style style:name="P31" style:family="paragraph">
      <loext:graphic-properties draw:fill-color="#ffffff"/>
      <style:paragraph-properties fo:text-align="center"/>
    </style:style>
    <style:style style:name="P32" style:family="paragraph">
      <loext:graphic-properties draw:fill="solid" draw:fill-color="#ffdbb6"/>
      <style:paragraph-properties fo:text-align="center"/>
    </style:style>
    <style:style style:name="T1" style:family="text">
      <style:text-properties officeooo:rsid="0042c3b2"/>
    </style:style>
    <style:style style:name="T2" style:family="text">
      <style:text-properties officeooo:rsid="00443006"/>
    </style:style>
    <style:style style:name="T3" style:family="text">
      <style:text-properties style:text-position="super 58%" officeooo:rsid="0057e24b"/>
    </style:style>
    <style:style style:name="T4" style:family="text">
      <style:text-properties officeooo:rsid="0062671b"/>
    </style:style>
    <style:style style:name="T5" style:family="text">
      <style:text-properties style:text-position="33% 58%"/>
    </style:style>
    <style:style style:name="T6" style:family="text">
      <style:text-properties fo:font-size="12pt"/>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12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color="#000000" draw:fill="none" draw:fill-color="#ffffff" fo:min-height="0.61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dbb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çon 22 : l’adaptabilité <text:s/>de l’organisme, exemple du stress aiguë</text:p>
      <text:p text:style-name="P1"/>
      <text:p text:style-name="P1"/>
      <text:p text:style-name="P2">Stress = comportement </text:p>
      <text:p text:style-name="P2">doc1</text:p>
      <text:p text:style-name="P2"/>
      <text:p text:style-name="P2">constat : <text:span text:style-name="T1">Fasse au diverse perturbation de l’environnement, au agression, au situation périlleuse ou celle qui nécessite une vigilance accrue, l’être humain dispose de réponse adaptatives stéréotypée qui lui permette de faire fasse <text:s/>en produisant des comportement adapté. L’ensemble des réponse que nous produisons se nomme le stress aiguë et les paramètre qui engendre ce stress aiguë se nomme les agents strésseur. Le stress n’est pas une émotion les signes physiologique visible sont une augmentation de la fréquence cardiaque, de la fréquence respiratoire de la pression artériel, une dilatation des pupilles ( la mydriase ) mais aussi selon la situation rencontré le dressement des poils, le frisson , la sudation et particulièrement les main qui devienne moite et enfin le blanchiment des extrémité du corps.</text:span></text:p>
      <text:p text:style-name="P3">D’autre signe sont moins visible comme l’intéruption de la digestion, une baisse importante de la sensibilité a la douleur une dilatation des vaisseau sanguin qui irrigue les muscle mais aussi la production de 2 hormones, l’adrénaline et le cortisol ainsi qu’une augmentation de la glycémie</text:p>
      <text:p text:style-name="P3"/>
      <text:p text:style-name="P20">Pour rappelle ; une hormones est une substance chimique biologiquement active synthétisée par des substances endocrines déversée dans le sang et qui vas agir sur des cellules cibles porteuse de récepteur spécifique a cette hormones. Une hormones est donc un méssager chimique </text:p>
      <text:p text:style-name="P4">L’ensemble de ces modification physiologique a pour rôle de préparer l’organisme a une activité musculaire violente et/ou a une activité cérébrale accrue particulièrement la vigilance. Ainsi l’augmentation de la fréquence cardiaque, respi, de la préssion artériel de la glycémie et la dilatation des vaisseau sanguin favorise l’alimentation des muscle en glucose et en O2. La dilatation des pupille augmente la sensibilité visuel se qui améliore le degrée d’info du cerveau sur son environnement. <text:span text:style-name="T2">En stress nous produisons beaucoup de chaleurs qui doit être éliminé ou sinon le cerveau perd en performance. La vaseau constriction périphérique et la diminution de la sensibilité a la douleur prépare l’éventualité a une blessure. </text:span></text:p>
      <text:p text:style-name="P5">-La chaire de poule et le frisson en cas de froid permettent de libéré de la chaleur pour nous réchauffé mais nous aurions aussi hérité le comportement de chaire de poule de nos ancêtre a qui il permettais de se faire passer en plus gros qu’en réalité. </text:p>
      <text:p text:style-name="P5">-Enfin l’hinibition de la digestion évite de perdre de l’énergie a assuré cette fonction plutot que d’alimenter les muscle et le cerveau.</text:p>
      <text:p text:style-name="P3"><text:tab/><text:span text:style-name="T2">En cas de stress aiguë, 2 comportement principaux se métte en place la fuite ( = flight), l’agréssion (= figh) parfois 2 autre comportement sont possible :</text:span></text:p>
      <text:p text:style-name="P3">-<text:span text:style-name="T2">l’imobilisation (=freeze) un certainn temps avans de prendre la fuite ou d’agresser</text:span></text:p>
      <text:p text:style-name="P3">-<text:span text:style-name="T2">plus rarement enfin la paralysie comme lors d’une peur extréme (= fright)</text:span></text:p>
      <text:p text:style-name="P5">ce comportement qui peut sembler étrange car incompatible avec la survie serait l’équivalent de la stratégie de certain animaux lorsqu’ils font le mort.</text:p>
      <text:p text:style-name="P5"><text:soft-page-break/></text:p>
      <text:p text:style-name="P5">PB:OVCAC comment se met en place le stress aiguë</text:p>
      <text:p text:style-name="P5"/>
      <text:p text:style-name="P5">stratégie :</text:p>
      <text:p text:style-name="P5">-identifier les causes conséquence entre les différent acteurs qui engendre le stress aiguë </text:p>
      <text:p text:style-name="P5">-comprendre les lien qui existe entre le système nerveux et le système endocrinien </text:p>
      <text:p text:style-name="P5"/>
      <text:p text:style-name="P5"/>
      <text:p text:style-name="P6">Doc 14</text:p>
      <text:p text:style-name="P6"/>
      <text:p text:style-name="P6"/>
      <text:p text:style-name="P6"/>
      <text:p text:style-name="P7">TP 06/02/2023</text:p>
      <text:p text:style-name="P8">Baptiste</text:p>
      <table:table table:name="Tableau1" table:style-name="Tableau1">
        <table:table-column table:style-name="Tableau1.A"/>
        <table:table-column table:style-name="Tableau1.B"/>
        <table:table-column table:style-name="Tableau1.C"/>
        <table:table-row>
          <table:table-cell table:style-name="Tableau1.A1" office:value-type="string">
            <text:p text:style-name="P22">caractéristique</text:p>
          </table:table-cell>
          <table:table-cell table:style-name="Tableau1.A1" office:value-type="string">
            <text:p text:style-name="P22">Pas stressé</text:p>
          </table:table-cell>
          <table:table-cell table:style-name="Tableau1.C1" office:value-type="string">
            <text:p text:style-name="P22">stressé</text:p>
          </table:table-cell>
        </table:table-row>
        <table:table-row>
          <table:table-cell table:style-name="Tableau1.A2" office:value-type="string">
            <text:p text:style-name="P22">Photo pupille</text:p>
          </table:table-cell>
          <table:table-cell table:style-name="Tableau1.A2" office:value-type="string">
            <text:p text:style-name="P21"/>
          </table:table-cell>
          <table:table-cell table:style-name="Tableau1.C2" office:value-type="string">
            <text:p text:style-name="P21"/>
          </table:table-cell>
        </table:table-row>
        <table:table-row>
          <table:table-cell table:style-name="Tableau1.A2" office:value-type="string">
            <text:p text:style-name="P22">Saturation enO2</text:p>
          </table:table-cell>
          <table:table-cell table:style-name="Tableau1.A2" office:value-type="string">
            <text:p text:style-name="P22">96</text:p>
          </table:table-cell>
          <table:table-cell table:style-name="Tableau1.C2" office:value-type="string">
            <text:p text:style-name="P23">81</text:p>
          </table:table-cell>
        </table:table-row>
        <table:table-row>
          <table:table-cell table:style-name="Tableau1.A2" office:value-type="string">
            <text:p text:style-name="P22">Fréquence cardiaque</text:p>
          </table:table-cell>
          <table:table-cell table:style-name="Tableau1.A2" office:value-type="string">
            <text:p text:style-name="P22">83</text:p>
          </table:table-cell>
          <table:table-cell table:style-name="Tableau1.C2" office:value-type="string">
            <text:p text:style-name="P23">61</text:p>
          </table:table-cell>
        </table:table-row>
        <table:table-row>
          <table:table-cell table:style-name="Tableau1.A2" office:value-type="string">
            <text:p text:style-name="P22">Tension</text:p>
          </table:table-cell>
          <table:table-cell table:style-name="Tableau1.A2" office:value-type="string">
            <text:p text:style-name="P22">108/70</text:p>
          </table:table-cell>
          <table:table-cell table:style-name="Tableau1.C2" office:value-type="string">
            <text:p text:style-name="P23">ERREUR</text:p>
          </table:table-cell>
        </table:table-row>
        <table:table-row>
          <table:table-cell table:style-name="Tableau1.A2" office:value-type="string">
            <text:p text:style-name="P22">Fréquence respiratoire</text:p>
          </table:table-cell>
          <table:table-cell table:style-name="Tableau1.A2" office:value-type="string">
            <text:p text:style-name="P22">1/s</text:p>
          </table:table-cell>
          <table:table-cell table:style-name="Tableau1.C2" office:value-type="string">
            <text:p text:style-name="P21"/>
          </table:table-cell>
        </table:table-row>
      </table:table>
      <text:p text:style-name="P7"/>
      <text:p text:style-name="P6"/>
      <text:p text:style-name="P6"/>
      <text:p text:style-name="P9">cortex frontal = prendre une décision</text:p>
      <text:p text:style-name="P11">adrénaline permet d’affronter des évent court</text:p>
      <text:p text:style-name="P10"/>
      <text:p text:style-name="P26">Mettre I</text:p>
      <text:p text:style-name="P10"/>
      <text:p text:style-name="P10"/>
      <text:p text:style-name="P11">Constat : Si les rôle de l’adrénaline sont connue, nous n’avons toujours pas vue a quoi pouvez bien servir la 2nd hormones qui est libéré lors du stress aiguë. Il faut noter que les effets de l’adrénaline sont relativement bref car sa concentration sanguine revient vite a la normale après avoir augmenter brusquement ( 30 min ). Par contre la concentration en Cortisol augmente moins vite que celle de l’adrénaline mais elle perdure plus longtemps.</text:p>
      <text:p text:style-name="P11"/>
      <text:p text:style-name="P11">PB : On vas cherchez a comprendre ce qui détermine la libération de cortisol dans le sang et quelles en sont ces effets.</text:p>
      <text:p text:style-name="P11"/>
      <text:p text:style-name="P11">Stratégie :</text:p>
      <text:p text:style-name="P11">-identifier la glande endocrine productrice de cortisol</text:p>
      <text:p text:style-name="P11">-comprendre se qui la pousse a le libéré dans le sang </text:p>
      <text:p text:style-name="P11">- identifier les cellules cible du cortisol et voir les modification qu’il engendre</text:p>
      <text:p text:style-name="P11"/>
      <text:p text:style-name="P11"/>
      <text:p text:style-name="P12"><text:soft-page-break/>Doc 25 hypotalamuus produit du CRH</text:p>
      <text:p text:style-name="P12"><draw:path text:anchor-type="paragraph" draw:z-index="1" draw:name="Forme2" draw:style-name="gr6" draw:text-style-name="P31" svg:width="1.335cm" svg:height="1.302cm" draw:transform="rotate (1.5707963267949) translate (10.0435833333333cm 1.83110912967914cm)" svg:viewBox="0 0 1336 1303" svg:d="M242 88c222 23 443-47 661-21 240 29 566 337 376 550-184 207-418 373-661 508-164 91-465 374-597-44-90-287 138-455 111-705l177-221 65-155"><text:p/></draw:path><draw:path text:anchor-type="char" draw:z-index="0" draw:name="Forme1" draw:style-name="gr7" draw:text-style-name="P32" svg:width="5.297cm" svg:height="3.647cm" svg:x="8.226cm" svg:y="-0.85cm" svg:viewBox="0 0 5298 3648" svg:d="M1909 2429c-389-136-754-336-1146-463-249-80-498-176-685-352-245-231 155-445 244-685 107-289 439-448 727-462 375-18 428-323 772-420 251-70 464-55 683 0 236 60 458 170 684 265 277 116 372 455 706 485 238 21 416 245 661 265 288 22 380 331 462 552 83 222 103 458 200 682 91 212 114 476 21 685-119 264-385 455-662 573-222 95-479 143-705 21-256-138-648-52-815-286-145-202-180-462-397-596-208-129-420-351-684-286h-66z"><text:p/></draw:path>Doc 26 </text:p>
      <text:p text:style-name="P12"><draw:frame text:anchor-type="paragraph" draw:z-index="3" draw:name="Forme4" draw:style-name="gr5" draw:text-style-name="P29" svg:width="0.772cm" svg:height="0.565cm" svg:x="10.287cm" svg:y="0.409cm"><draw:text-box><text:p>HT</text:p></draw:text-box></draw:frame><draw:frame text:anchor-type="paragraph" draw:z-index="5" draw:name="Forme6" draw:style-name="gr4" draw:text-style-name="P29" svg:width="0.927cm" svg:height="0.618cm" svg:x="12.007cm" svg:y="0.43cm"><draw:text-box><text:p>CRH</text:p></draw:text-box></draw:frame></text:p>
      <text:p text:style-name="P12"><draw:path text:anchor-type="paragraph" draw:z-index="2" draw:name="Forme3" draw:style-name="gr1" draw:text-style-name="P28" svg:width="0.698cm" svg:height="0.271cm" draw:transform="skewX (0.154112572951099) rotate (-1.7247343668208) translate (10.7171160912753cm 0.518378083827403cm)" svg:viewBox="0 0 699 272" svg:d="M0 252c223 23 508 49 647-71 223-191-332-185-491-145l-77-36"><text:p/></draw:path><draw:line text:anchor-type="paragraph" draw:z-index="6" draw:name="Forme7" draw:style-name="gr2" draw:text-style-name="P28" svg:x1="12.248cm" svg:y1="0.288cm" svg:x2="12.227cm" svg:y2="2.735cm"><text:p/></draw:line><draw:line text:anchor-type="paragraph" draw:z-index="7" draw:name="Forme8" draw:style-name="gr2" draw:text-style-name="P28" svg:x1="11.058cm" svg:y1="0.132cm" svg:x2="12.007cm" svg:y2="0.176cm"><text:p/></draw:line>HT = hypothalamus</text:p>
      <text:p text:style-name="P12"><draw:frame text:anchor-type="paragraph" draw:z-index="4" draw:name="Forme5" draw:style-name="gr5" draw:text-style-name="P30" svg:width="0.618cm" svg:height="0.565cm" svg:x="9.537cm" svg:y="0.143cm"><draw:text-box><text:p><text:span text:style-name="T6">HP</text:span></text:p></draw:text-box></draw:frame>HP = hypophyse <text:s text:c="2"/></text:p>
      <text:p text:style-name="P12"><draw:frame text:anchor-type="paragraph" draw:z-index="8" draw:name="Forme9" draw:style-name="gr3" draw:text-style-name="P29" svg:width="1.347cm" svg:height="1.128cm" svg:x="11.719cm" svg:y="0.49cm"><draw:text-box><text:p>ACTH<text:span text:style-name="T5">+</text:span></text:p></draw:text-box></draw:frame><draw:line text:anchor-type="paragraph" draw:z-index="9" draw:name="Forme10" draw:style-name="gr2" draw:text-style-name="P28" svg:x1="10.573cm" svg:y1="0.055cm" svg:x2="10.573cm" svg:y2="0.662cm"><text:p/></draw:line></text:p>
      <text:p text:style-name="P12"><draw:line text:anchor-type="paragraph" draw:z-index="10" draw:name="Forme11" draw:style-name="gr2" draw:text-style-name="P28" svg:x1="10.573cm" svg:y1="0.231cm" svg:x2="11.72cm" svg:y2="0.231cm"><text:p/></draw:line></text:p>
      <text:p text:style-name="P12"/>
      <text:p text:style-name="P12"><text:tab/><text:tab/><text:tab/><text:tab/><text:tab/><text:tab/><text:tab/><text:tab/><text:tab/><text:tab/><text:tab/><text:tab/><text:tab/><text:tab/><text:tab/><text:tab/><text:tab/><text:tab/><text:tab/><text:tab/><text:tab/>CS → cortisol<text:span text:style-name="T3">+</text:span></text:p>
      <text:p text:style-name="P27"><draw:path text:anchor-type="paragraph" draw:z-index="12" draw:name="Forme13" draw:style-name="gr1" draw:text-style-name="P28" svg:width="1.463cm" svg:height="0.703cm" draw:transform="rotate (2.81992847244724) translate (3.47625096022968cm 1.3170033645766cm)" svg:viewBox="0 0 1464 704" svg:d="M0 74c272 112 876-309 770 134-117 486 326 650 502 334l192-92"><text:p/></draw:path></text:p>
      <text:p text:style-name="P13">HT</text:p>
      <text:p text:style-name="P13"><draw:path text:anchor-type="paragraph" draw:z-index="11" draw:name="Forme12" draw:style-name="gr1" draw:text-style-name="P28" svg:width="1.243cm" svg:height="0.847cm" svg:x="2.23cm" svg:y="0.122cm" svg:viewBox="0 0 1244 848" svg:d="M0 848c259-61 995 103 741-264-307-443 0-667 291-556h212"><text:p/></draw:path><text:tab/>CRH<text:tab/><text:tab/><text:tab/><text:tab/><text:tab/><text:tab/>CHH =complexe hypothalamo-hypophysaire </text:p>
      <text:p text:style-name="P13">HP</text:p>
      <text:p text:style-name="P13"><text:tab/>ACTH</text:p>
      <text:p text:style-name="P13">CS</text:p>
      <text:p text:style-name="P13"><text:tab/>cortisol</text:p>
      <text:p text:style-name="P13"/>
      <text:p text:style-name="P13"/>
      <text:p text:style-name="P14">Doc 30 l’axe Corticotrope</text:p>
      <text:p text:style-name="P14"/>
      <text:p text:style-name="P15">Doc 31 </text:p>
      <text:p text:style-name="P15"/>
      <text:p text:style-name="P15"/>
      <text:p text:style-name="P16">METTRE II</text:p>
      <text:p text:style-name="P16"/>
      <text:p text:style-name="P16"/>
      <text:p text:style-name="P16"/>
      <text:p text:style-name="P17">Constat : Nous venons de voir que la stress aiguë peut avoir des effet néfaste sur l’organisme en particulier sur le système immunitaire mais il est aussi source d’une dépense d’énergie très importante qui peut épuiser l’organisme. Il faut donc sortir le plus vite possible de l’effet de stress aiguë pour revenir a la normale :</text:p>
      <text:p text:style-name="P17">On parle de résilience = est la capacité d’un individue a retrouver un fonctionnement normale aprés avoir subi une perturbation ici engoudré par un agent stresseur </text:p>
      <text:p text:style-name="P17"/>
      <text:p text:style-name="P17"/>
      <text:p text:style-name="P17">PB : OVCC l’organisme revient a un état normale de fonctionnement après un stress aiguë</text:p>
      <text:p text:style-name="P17"/>
      <text:p text:style-name="P17"/>
      <text:p text:style-name="P17">Hypothèse :</text:p>
      <text:p text:style-name="P17">-le cortisol agirai par rétroaction négative sur tout ou partie du système nerveux </text:p>
      <text:p text:style-name="P17"/>
      <text:p text:style-name="P17">Stratégie :</text:p>
      <text:p text:style-name="P17">-vérifier que le système nerveux possède des récepteur au cortisol </text:p>
      <text:p text:style-name="P17">-montrer que la fictation du cortisol sur ces récepteur diminue la sécrétion de CRH et/ou d’ACTH</text:p>
      <text:p text:style-name="P17"><text:soft-page-break/></text:p>
      <text:p text:style-name="P17">Doc 32</text:p>
      <text:p text:style-name="P18">récepteur dans le cytoplasme </text:p>
      <text:p text:style-name="P18"/>
      <text:p text:style-name="P18"/>
      <text:p text:style-name="P19">Doc 34 </text:p>
      <text:p text:style-name="P19"/>
      <text:p text:style-name="P19">Doc 36 </text:p>
      <text:p text:style-name="P19"/>
      <text:p text:style-name="P19">Mettre III <text:span text:style-name="T4">+ schéma BIl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adugi" svg:font-family="Gadugi"/>
    <style:font-face style:name="Lucida Sans1" svg:font-family="'Lucida Sans'"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Gadugi"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style:font-name="Gadugi"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Gadugi" fo:font-family="Gadugi"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Gadugi" fo:font-family="Gadugi"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adugi" fo:font-family="Gadugi"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Gadugi" fo:font-family="Gadugi"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4">
      <text:list-level-style-number text:level="1" style:num-suffix="." style:num-format="I">
        <style:list-level-properties text:list-level-position-and-space-mode="label-alignment">
          <style:list-level-label-alignment text:label-followed-by="listtab" fo:text-indent="-1.27cm" fo:margin-left="0.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1-17T09:22:48.763000000</meta:creation-date>
    <dc:date>2023-02-10T08:36:33.400000000</dc:date>
    <meta:editing-duration>PT3H48M38S</meta:editing-duration>
    <meta:editing-cycles>46</meta:editing-cycles>
    <meta:generator>LibreOffice/6.3.5.2$Windows_X86_64 LibreOffice_project/dd0751754f11728f69b42ee2af66670068624673</meta:generator>
    <meta:document-statistic meta:table-count="1" meta:image-count="0" meta:object-count="0" meta:page-count="4" meta:paragraph-count="71" meta:word-count="874" meta:character-count="5453" meta:non-whitespace-character-count="4599"/>
  </office:meta>
</office:document-meta>
</file>